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7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35.63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</style:style>
    <style:style style:name="ce3" style:family="table-cell" style:parent-style-name="Default" style:data-style-name="N108"/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odnájemce</text:p>
          </table:table-cell>
          <table:table-cell office:value-type="string" calcext:value-type="string">
            <text:p>účel podnájmu</text:p>
          </table:table-cell>
          <table:table-cell office:value-type="string" calcext:value-type="string">
            <text:p>plocha</text:p>
          </table:table-cell>
          <table:table-cell table:style-name="Default" office:value-type="string" calcext:value-type="string">
            <text:p>Předpis podnájmu měsíčn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 MARINE Travel+incentive s.r.o.</text:p>
          </table:table-cell>
          <table:table-cell office:value-type="string" calcext:value-type="string">
            <text:p>kanceláře</text:p>
          </table:table-cell>
          <table:table-cell office:value-type="float" office:value="177.24" calcext:value-type="float">
            <text:p>177,24</text:p>
          </table:table-cell>
          <table:table-cell office:value-type="currency" office:currency="CZK" office:value="48000" calcext:value-type="currency">
            <text:p>48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on s.r.o.</text:p>
          </table:table-cell>
          <table:table-cell office:value-type="string" calcext:value-type="string">
            <text:p>cest. Kancelář</text:p>
          </table:table-cell>
          <table:table-cell office:value-type="float" office:value="7.86" calcext:value-type="float">
            <text:p>7,86</text:p>
          </table:table-cell>
          <table:table-cell office:value-type="currency" office:currency="CZK" office:value="15000" calcext:value-type="currency">
            <text:p>15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KS CZ a.s.</text:p>
          </table:table-cell>
          <table:table-cell office:value-type="string" calcext:value-type="string">
            <text:p>kanceláře</text:p>
          </table:table-cell>
          <table:table-cell office:value-type="float" office:value="77.96" calcext:value-type="float">
            <text:p>77,96</text:p>
          </table:table-cell>
          <table:table-cell office:value-type="currency" office:currency="CZK" office:value="41458" calcext:value-type="currency">
            <text:p>41 458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FAL s.r.o.</text:p>
          </table:table-cell>
          <table:table-cell office:value-type="string" calcext:value-type="string">
            <text:p>směnárna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21884" calcext:value-type="currency">
            <text:p>21 884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kadeřnictví</text:p>
          </table:table-cell>
          <table:table-cell office:value-type="float" office:value="149" calcext:value-type="float">
            <text:p>149</text:p>
          </table:table-cell>
          <table:table-cell office:value-type="currency" office:currency="CZK" office:value="104506" calcext:value-type="currency">
            <text:p>104 506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kanceláře</text:p>
          </table:table-cell>
          <table:table-cell office:value-type="float" office:value="172.37" calcext:value-type="float">
            <text:p>172,37</text:p>
          </table:table-cell>
          <table:table-cell office:value-type="currency" office:currency="CZK" office:value="79460" calcext:value-type="currency">
            <text:p>79 46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AVITA restaurants a.s.</text:p>
          </table:table-cell>
          <table:table-cell office:value-type="string" calcext:value-type="string">
            <text:p>restaurace</text:p>
          </table:table-cell>
          <table:table-cell office:value-type="float" office:value="267.91" calcext:value-type="float">
            <text:p>267,91</text:p>
          </table:table-cell>
          <table:table-cell office:value-type="currency" office:currency="CZK" office:value="20000" calcext:value-type="currency">
            <text:p>20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 QI Prague s.r.o.</text:p>
          </table:table-cell>
          <table:table-cell office:value-type="string" calcext:value-type="string">
            <text:p>kanceláře</text:p>
          </table:table-cell>
          <table:table-cell office:value-type="float" office:value="68.13" calcext:value-type="float">
            <text:p>68,13</text:p>
          </table:table-cell>
          <table:table-cell office:value-type="currency" office:currency="CZK" office:value="14000" calcext:value-type="currency">
            <text:p>14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onet s.r.o.</text:p>
          </table:table-cell>
          <table:table-cell office:value-type="string" calcext:value-type="string">
            <text:p>kanceláře</text:p>
          </table:table-cell>
          <table:table-cell office:value-type="float" office:value="57.5" calcext:value-type="float">
            <text:p>57,5</text:p>
          </table:table-cell>
          <table:table-cell office:value-type="currency" office:currency="CZK" office:value="13000" calcext:value-type="currency">
            <text:p>13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-SC s.r.o.</text:p>
          </table:table-cell>
          <table:table-cell office:value-type="string" calcext:value-type="string">
            <text:p>kanceláře</text:p>
          </table:table-cell>
          <table:table-cell office:value-type="float" office:value="154.3" calcext:value-type="float">
            <text:p>154,3</text:p>
          </table:table-cell>
          <table:table-cell office:value-type="currency" office:currency="CZK" office:value="0" calcext:value-type="currency">
            <text:p>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 POINT GROUP s.r.o.</text:p>
          </table:table-cell>
          <table:table-cell office:value-type="string" calcext:value-type="string">
            <text:p>zlatnictví</text:p>
          </table:table-cell>
          <table:table-cell office:value-type="float" office:value="126.2" calcext:value-type="float">
            <text:p>126,2</text:p>
          </table:table-cell>
          <table:table-cell office:value-type="currency" office:currency="CZK" office:value="83000" calcext:value-type="currency">
            <text:p>83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 POINT GROUP s.r.o.</text:p>
          </table:table-cell>
          <table:table-cell office:value-type="string" calcext:value-type="string">
            <text:p>kanceláře</text:p>
          </table:table-cell>
          <table:table-cell office:value-type="float" office:value="153.6" calcext:value-type="float">
            <text:p>153,6</text:p>
          </table:table-cell>
          <table:table-cell office:value-type="currency" office:currency="CZK" office:value="54668" calcext:value-type="currency">
            <text:p>54 668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RT Production</text:p>
          </table:table-cell>
          <table:table-cell office:value-type="string" calcext:value-type="string">
            <text:p>divadlo</text:p>
          </table:table-cell>
          <table:table-cell office:value-type="float" office:value="1198" calcext:value-type="float">
            <text:p>1198</text:p>
          </table:table-cell>
          <table:table-cell office:value-type="currency" office:currency="CZK" office:value="100000" calcext:value-type="currency">
            <text:p>100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G DE INTER. TRADE, s.r.o.</text:p>
          </table:table-cell>
          <table:table-cell office:value-type="string" calcext:value-type="string">
            <text:p>čínská restaurace</text:p>
          </table:table-cell>
          <table:table-cell office:value-type="float" office:value="174.69" calcext:value-type="float">
            <text:p>174,69</text:p>
          </table:table-cell>
          <table:table-cell office:value-type="currency" office:currency="CZK" office:value="50000" calcext:value-type="currency">
            <text:p>50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né</text:p>
          </table:table-cell>
          <table:table-cell/>
          <table:table-cell office:value-type="float" office:value="59.35" calcext:value-type="float">
            <text:p>59,35</text:p>
          </table:table-cell>
          <table:table-cell office:value-type="currency" office:currency="CZK" office:value="0" calcext:value-type="currency">
            <text:p>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 Thuy Ta</text:p>
          </table:table-cell>
          <table:table-cell office:value-type="string" calcext:value-type="string">
            <text:p>čajový bar</text:p>
          </table:table-cell>
          <table:table-cell office:value-type="float" office:value="83.67" calcext:value-type="float">
            <text:p>83,67</text:p>
          </table:table-cell>
          <table:table-cell office:value-type="currency" office:currency="CZK" office:value="26187" calcext:value-type="currency">
            <text:p>26 187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cent. Krasy</text:p>
          </table:table-cell>
          <table:table-cell office:value-type="float" office:value="157" calcext:value-type="float">
            <text:p>157</text:p>
          </table:table-cell>
          <table:table-cell table:style-name="ce2" office:value-type="currency" office:currency="CZK" office:value="83820" calcext:value-type="currency" table:number-columns-spanned="1" table:number-rows-spanned="2">
            <text:p>83 82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fitcentrum</text:p>
          </table:table-cell>
          <table:table-cell office:value-type="float" office:value="435.59" calcext:value-type="float">
            <text:p>435,5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OH DEER s.r.o.</text:p>
          </table:table-cell>
          <table:table-cell office:value-type="string" calcext:value-type="string">
            <text:p>kanceláře</text:p>
          </table:table-cell>
          <table:table-cell office:value-type="float" office:value="152.48" calcext:value-type="float">
            <text:p>152,48</text:p>
          </table:table-cell>
          <table:table-cell office:value-type="currency" office:currency="CZK" office:value="34760" calcext:value-type="currency">
            <text:p>34 76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 Reality s.r.o.</text:p>
          </table:table-cell>
          <table:table-cell office:value-type="string" calcext:value-type="string">
            <text:p>kanceláře</text:p>
          </table:table-cell>
          <table:table-cell office:value-type="float" office:value="110.94" calcext:value-type="float">
            <text:p>110,94</text:p>
          </table:table-cell>
          <table:table-cell office:value-type="currency" office:currency="CZK" office:value="30000" calcext:value-type="currency">
            <text:p>30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lientské centrum</text:p>
          </table:table-cell>
          <table:table-cell office:value-type="float" office:value="255.2" calcext:value-type="float">
            <text:p>255,2</text:p>
          </table:table-cell>
          <table:table-cell table:style-name="ce2" office:value-type="currency" office:currency="CZK" office:value="421464" calcext:value-type="currency" table:number-columns-spanned="1" table:number-rows-spanned="3">
            <text:p>421 464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lientské centrum</text:p>
          </table:table-cell>
          <table:table-cell office:value-type="float" office:value="101.26" calcext:value-type="float">
            <text:p>101,26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anceláře</text:p>
          </table:table-cell>
          <table:table-cell office:value-type="float" office:value="150.52" calcext:value-type="float">
            <text:p>150,5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Zika Jaroslav JUDr.</text:p>
          </table:table-cell>
          <table:table-cell office:value-type="string" calcext:value-type="string">
            <text:p>kanceláře</text:p>
          </table:table-cell>
          <table:table-cell office:value-type="float" office:value="55.88" calcext:value-type="float">
            <text:p>55,88</text:p>
          </table:table-cell>
          <table:table-cell office:value-type="currency" office:currency="CZK" office:value="0" calcext:value-type="currency">
            <text:p>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 Group s.r.o. (822A)</text:p>
          </table:table-cell>
          <table:table-cell office:value-type="string" calcext:value-type="string">
            <text:p>kanceláře</text:p>
          </table:table-cell>
          <table:table-cell office:value-type="float" office:value="58.07" calcext:value-type="float">
            <text:p>58,07</text:p>
          </table:table-cell>
          <table:table-cell office:value-type="currency" office:currency="CZK" office:value="12000" calcext:value-type="currency">
            <text:p>12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 Group s.r.o. (822)</text:p>
          </table:table-cell>
          <table:table-cell office:value-type="string" calcext:value-type="string">
            <text:p>kanceláře</text:p>
          </table:table-cell>
          <table:table-cell office:value-type="float" office:value="55.19" calcext:value-type="float">
            <text:p>55,19</text:p>
          </table:table-cell>
          <table:table-cell office:value-type="currency" office:currency="CZK" office:value="10000" calcext:value-type="currency">
            <text:p>10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 Group s.r.o. (822C)</text:p>
          </table:table-cell>
          <table:table-cell office:value-type="string" calcext:value-type="string">
            <text:p>kanceláře</text:p>
          </table:table-cell>
          <table:table-cell office:value-type="float" office:value="149.97" calcext:value-type="float">
            <text:p>149,97</text:p>
          </table:table-cell>
          <table:table-cell office:value-type="currency" office:currency="CZK" office:value="25000" calcext:value-type="currency">
            <text:p>25 000 K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N SEENA s.r.o.</text:p>
          </table:table-cell>
          <table:table-cell office:value-type="string" calcext:value-type="string">
            <text:p>kanceláře</text:p>
          </table:table-cell>
          <table:table-cell office:value-type="float" office:value="175.23" calcext:value-type="float">
            <text:p>175,23</text:p>
          </table:table-cell>
          <table:table-cell office:value-type="currency" office:currency="CZK" office:value="50000" calcext:value-type="currency">
            <text:p>50 000 Kč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cena/m2/rok</text:p>
          </table:table-cell>
          <table:table-cell office:value-type="string" calcext:value-type="string">
            <text:p>cena bez divadla</text:p>
          </table:table-cell>
        </table:table-row>
        <table:table-row table:style-name="ro1">
          <table:table-cell table:number-columns-repeated="2"/>
          <table:table-cell table:formula="of:=SUM([.C2:.C29])" office:value-type="float" office:value="4797.11" calcext:value-type="float">
            <text:p>4797,11</text:p>
          </table:table-cell>
          <table:table-cell table:style-name="ce3" table:formula="of:=SUM([.D2:.D29])*12" office:value-type="currency" office:currency="CZK" office:value="16058484" calcext:value-type="currency">
            <text:p>16 058 484 Kč</text:p>
          </table:table-cell>
          <table:table-cell table:style-name="ce3" table:formula="of:=[.D31]/[.C31]" office:value-type="currency" office:currency="CZK" office:value="3347.53299382336" calcext:value-type="currency">
            <text:p>3 348 Kč</text:p>
          </table:table-cell>
          <table:table-cell table:style-name="ce3" table:formula="of:=([.D31]-[.D14]*12)/([.C31]-[.C14])" office:value-type="currency" office:currency="CZK" office:value="4128.37729327528" calcext:value-type="currency">
            <text:p>4 128 K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 style:data-style-name="N2" text:time-value="13:46:07.81547414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3:34:16.471473942</meta:creation-date>
    <dc:date>2017-01-17T14:18:29.074517965</dc:date>
    <meta:editing-duration>PT10M35S</meta:editing-duration>
    <meta:editing-cycles>2</meta:editing-cycles>
    <meta:generator>LibreOffice/5.0.6.2$Linux_X86_64 LibreOffice_project/00$Build-2</meta:generator>
    <dc:creator>Zabransky Adam</dc:creator>
    <meta:document-statistic meta:table-count="1" meta:cell-count="118" meta:object-count="0"/>
  </office:meta>
</office:document-meta>
</file>